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af85" officeooo:paragraph-rsid="0010af85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officeooo:rsid="0010af85" officeooo:paragraph-rsid="0010af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ALUACIÓN INICIAL</text:p>
      <text:p text:style-name="P1"/>
      <text:p text:style-name="P1">Ejercicio no. 1</text:p>
      <text:p text:style-name="P1">Realiza un algoritmo de alguna actividad que realices en tu día a día</text:p>
      <text:p text:style-name="P1"/>
      <text:p text:style-name="P1">Ejercicio no. 2</text:p>
      <text:p text:style-name="P1">Realiza algoritmo, diagrama de flujo y pseudocódigo del siguiente problema:</text:p>
      <text:p text:style-name="P2">Solicitando una calificación, imprimir aprobado si dicha calificación es mayor a 6 o imprimir reprobado si dicha calificación es menor a 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9T09:30:27.408000000</meta:creation-date>
    <dc:date>2022-03-09T09:36:39.036000000</dc:date>
    <meta:editing-duration>PT6M18S</meta:editing-duration>
    <meta:editing-cycles>1</meta:editing-cycles>
    <meta:document-statistic meta:table-count="0" meta:image-count="0" meta:object-count="0" meta:page-count="1" meta:paragraph-count="6" meta:word-count="53" meta:character-count="330" meta:non-whitespace-character-count="283"/>
    <meta:generator>LibreOffice/6.2.0.3$Windows_X86_64 LibreOffice_project/98c6a8a1c6c7b144ce3cc729e34964b47ce25d62</meta:generator>
  </office:meta>
</office:document-meta>
</file>